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A0000001A731C8A0C6BD2B8C6.png" manifest:media-type="image/png"/>
  <manifest:file-entry manifest:full-path="Pictures/10000486000002A5000002A5CBA2DDA6D06CA5A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61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P2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2.4cm" svg:height="9.711cm" svg:x="2.6cm" svg:y="8.089cm">
          <draw:text-box>
            <text:p text:style-name="P1"><text:span text:style-name="T1">Abitaulukot ei sisällä videoita</text:span></text:p>
            <text:p text:style-name="P1"><text:span text:style-name="T1"/></text:p>
            <text:p text:style-name="P1"><text:span text:style-name="T1">Abitaulukot innehåller</text:span><text:span text:style-name="T1"><text:line-break/></text:span><text:span text:style-name="T1">inga videor</text:span></text:p>
          </draw:text-box>
        </draw:frame>
        <draw:frame draw:style-name="gr2" draw:text-style-name="P3" draw:layer="layout" svg:width="5.387cm" svg:height="5.387cm" svg:x="10.613cm" svg:y="1.8cm">
          <draw:image xlink:href="Pictures/10000486000002A5000002A5CBA2DDA6D06CA5A6.svg" xlink:type="simple" xlink:show="embed" xlink:actuate="onLoad">
            <text:p/>
          </draw:image>
          <draw:image xlink:href="Pictures/100002010000001A0000001A731C8A0C6BD2B8C6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6T13:51:27.873248550</meta:creation-date>
    <dc:date>2019-02-16T13:56:37.640678887</dc:date>
    <meta:editing-duration>PT5M10S</meta:editing-duration>
    <meta:editing-cycles>2</meta:editing-cycles>
    <meta:generator>LibreOffice/5.1.6.2$Linux_X86_64 LibreOffice_project/10m0$Build-2</meta:generator>
    <meta:document-statistic meta:object-count="25"/>
  </office:meta>
</office:document-meta>
</file>